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7cm" style:rel-column-width="6552*"/>
    </style:style>
    <style:style style:name="Tabela1.B" style:family="table-column">
      <style:table-column-properties style:column-width="1.7cm" style:rel-column-width="655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J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0d59ff" officeooo:paragraph-rsid="000d59ff"/>
    </style:style>
    <style:style style:name="P2" style:family="paragraph" style:parent-style-name="Standard">
      <style:text-properties style:font-name="Arial" officeooo:rsid="000d59ff" officeooo:paragraph-rsid="000e5f65"/>
    </style:style>
    <style:style style:name="P3" style:family="paragraph" style:parent-style-name="Standard">
      <style:text-properties style:font-name="Arial" fo:language="en" fo:country="US" officeooo:rsid="000e5f65" officeooo:paragraph-rsid="000e5f65"/>
    </style:style>
    <style:style style:name="P4" style:family="paragraph" style:parent-style-name="Table_20_Contents">
      <style:text-properties style:font-name="Arial"/>
    </style:style>
    <style:style style:name="P5" style:family="paragraph" style:parent-style-name="Table_20_Contents">
      <style:paragraph-properties fo:text-align="center" style:justify-single-word="false"/>
      <style:text-properties style:font-name="Arial" fo:language="en" fo:country="US" officeooo:rsid="000e5f65" officeooo:paragraph-rsid="000e5f65"/>
    </style:style>
    <style:style style:name="P6" style:family="paragraph" style:parent-style-name="Table_20_Contents">
      <style:paragraph-properties fo:text-align="center" style:justify-single-word="false"/>
      <style:text-properties style:font-name="Arial"/>
    </style:style>
    <style:style style:name="T1" style:family="text">
      <style:text-properties officeooo:rsid="000d59ff"/>
    </style:style>
    <style:style style:name="T2" style:family="text">
      <style:text-properties style:font-name="Arial" officeooo:rsid="000d59ff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e5f65"/>
    </style:style>
    <style:style style:name="T5" style:family="text">
      <style:text-properties style:font-name="Arial1"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driano Zanella Junior</text:p>
      <text:p text:style-name="P1"/>
      <text:p text:style-name="P1">Exercicio LL(1)</text:p>
      <text:p text:style-name="Standard"><text:span text:style-name="T2">Se somente se</text:span> <text:span text:style-name="T1">&lt;-&gt;</text:span></text:p>
      <text:p text:style-name="P1">Se então -&gt;</text:p>
      <text:p text:style-name="P1">E &amp;</text:p>
      <text:p text:style-name="P1">Ou <text:span text:style-name="T3">|</text:span></text:p>
      <text:p text:style-name="P1"><text:span text:style-name="T3">Negacao ~</text:span></text:p>
      <text:p text:style-name="P1"><text:span text:style-name="T3">Parentes ()</text:span></text:p>
      <text:p text:style-name="P1"><text:span text:style-name="T3"/></text:p>
      <text:p text:style-name="P1"><text:span text:style-name="T3">E → E &lt; - &gt; E</text:span></text:p>
      <text:p text:style-name="P1"><text:span text:style-name="T3"><text:tab/>| E - &gt; E</text:span></text:p>
      <text:p text:style-name="P1"><text:span text:style-name="T3"><text:tab/>| T</text:span></text:p>
      <text:p text:style-name="P1"><text:span text:style-name="T3">T → T &amp; T</text:span></text:p>
      <text:p text:style-name="P1"><text:span text:style-name="T3"><text:tab/>| T | T</text:span></text:p>
      <text:p text:style-name="P1"><text:span text:style-name="T3"><text:tab/>| C</text:span></text:p>
      <text:p text:style-name="P1"><text:span text:style-name="T3">C → ~C</text:span></text:p>
      <text:p text:style-name="P1"><text:span text:style-name="T3"><text:tab/>| (E)</text:span></text:p>
      <text:p text:style-name="P1"><text:span text:style-name="T3"><text:tab/>| c</text:span></text:p>
      <text:p text:style-name="P1"><text:span text:style-name="T3"/></text:p>
      <text:p text:style-name="P1"><text:span text:style-name="T3"/></text:p>
      <text:p text:style-name="P1"><text:span text:style-name="T3">E → TE’</text:span></text:p>
      <text:p text:style-name="P1"><text:span text:style-name="T3">E’ → &lt; - &gt;TE’</text:span></text:p>
      <text:p text:style-name="P1"><text:span text:style-name="T3"><text:tab/>| - &gt; TE’</text:span></text:p>
      <text:p text:style-name="P1"><text:span text:style-name="T3"><text:tab/>| </text:span><text:span text:style-name="T5">ε</text:span></text:p>
      <text:p text:style-name="P1"><text:span text:style-name="T3">T → CT’</text:span></text:p>
      <text:p text:style-name="P1"><text:span text:style-name="T3">T’ → &amp; CT’</text:span></text:p>
      <text:p text:style-name="P1"><text:span text:style-name="T3"><text:tab/>| | CT’</text:span></text:p>
      <text:p text:style-name="P1"><text:span text:style-name="T3"><text:tab/>| </text:span><text:span text:style-name="T5">ε</text:span></text:p>
      <text:p text:style-name="P1"><text:span text:style-name="T3">C → ~C</text:span></text:p>
      <text:p text:style-name="P2"><text:span text:style-name="T3"><text:tab/>| (E)</text:span></text:p>
      <text:p text:style-name="P1"><text:span text:style-name="T3"><text:tab/>| c</text:span></text:p>
      <text:p text:style-name="P1"><text:span text:style-name="T3"/></text:p>
      <table:table table:name="Tabela1" table:style-name="Tabela1">
        <table:table-column table:style-name="Tabela1.A"/>
        <table:table-column table:style-name="Tabela1.B" table:number-columns-repeated="8"/>
        <table:table-column table:style-name="Tabela1.A"/>
        <table:table-row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5">&lt; - &gt;</text:p>
          </table:table-cell>
          <table:table-cell table:style-name="Tabela1.A1" office:value-type="string">
            <text:p text:style-name="P6">- <text:span text:style-name="T4">&gt;</text:span></text:p>
          </table:table-cell>
          <table:table-cell table:style-name="Tabela1.A1" office:value-type="string">
            <text:p text:style-name="P5">&amp;</text:p>
          </table:table-cell>
          <table:table-cell table:style-name="Tabela1.A1" office:value-type="string">
            <text:p text:style-name="P5">|</text:p>
          </table:table-cell>
          <table:table-cell table:style-name="Tabela1.A1" office:value-type="string">
            <text:p text:style-name="P5">~</text:p>
          </table:table-cell>
          <table:table-cell table:style-name="Tabela1.A1" office:value-type="string">
            <text:p text:style-name="P5">(</text:p>
          </table:table-cell>
          <table:table-cell table:style-name="Tabela1.A1" office:value-type="string">
            <text:p text:style-name="P5">)</text:p>
          </table:table-cell>
          <table:table-cell table:style-name="Tabela1.A1" office:value-type="string">
            <text:p text:style-name="P5">c</text:p>
          </table:table-cell>
          <table:table-cell table:style-name="Tabela1.J1" office:value-type="string">
            <text:p text:style-name="P5">#</text:p>
          </table:table-cell>
        </table:table-row>
        <table:table-row>
          <table:table-cell table:style-name="Tabela1.A2" office:value-type="string">
            <text:p text:style-name="P5">E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2"><text:span text:style-name="T3">TE’</text:span></text:p>
          </table:table-cell>
          <table:table-cell table:style-name="Tabela1.A2" office:value-type="string">
            <text:p text:style-name="P2"><text:span text:style-name="T3">TE’</text:span>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2"><text:span text:style-name="T3">TE’</text:span></text:p>
          </table:table-cell>
          <table:table-cell table:style-name="Tabela1.J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5">E’</text:p>
          </table:table-cell>
          <table:table-cell table:style-name="Tabela1.A2" office:value-type="string">
            <text:p text:style-name="P2"><text:span text:style-name="T3">&lt; - &gt;TE’</text:span></text:p>
          </table:table-cell>
          <table:table-cell table:style-name="Tabela1.A2" office:value-type="string">
            <text:p text:style-name="P2"><text:span text:style-name="T3">- &gt; TE’</text:span>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2"><text:span text:style-name="T5">ε</text:span></text:p>
          </table:table-cell>
          <table:table-cell table:style-name="Tabela1.A2" office:value-type="string">
            <text:p text:style-name="P4"/>
          </table:table-cell>
          <table:table-cell table:style-name="Tabela1.J2" office:value-type="string">
            <text:p text:style-name="P2"><text:span text:style-name="T5">ε</text:span></text:p>
          </table:table-cell>
        </table:table-row>
        <table:table-row>
          <table:table-cell table:style-name="Tabela1.A2" office:value-type="string">
            <text:p text:style-name="P5">T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2"><text:span text:style-name="T3">TE’</text:span></text:p>
          </table:table-cell>
          <table:table-cell table:style-name="Tabela1.A2" office:value-type="string">
            <text:p text:style-name="P2"><text:span text:style-name="T3">TE’</text:span>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2"><text:span text:style-name="T3">TE’</text:span></text:p>
          </table:table-cell>
          <table:table-cell table:style-name="Tabela1.J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5">T’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2"><text:span text:style-name="T3">&amp; CT’</text:span></text:p>
          </table:table-cell>
          <table:table-cell table:style-name="Tabela1.A2" office:value-type="string">
            <text:p text:style-name="P2"><text:span text:style-name="T3">| CT’</text:span>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2"><text:span text:style-name="T5">ε</text:span></text:p>
          </table:table-cell>
          <table:table-cell table:style-name="Tabela1.A2" office:value-type="string">
            <text:p text:style-name="P4"/>
          </table:table-cell>
          <table:table-cell table:style-name="Tabela1.J2" office:value-type="string">
            <text:p text:style-name="P2"><text:span text:style-name="T5">ε</text:span></text:p>
          </table:table-cell>
        </table:table-row>
        <table:table-row>
          <table:table-cell table:style-name="Tabela1.A2" office:value-type="string">
            <text:p text:style-name="P5">C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2"><text:span text:style-name="T3">~C</text:span></text:p>
          </table:table-cell>
          <table:table-cell table:style-name="Tabela1.A2" office:value-type="string">
            <text:p text:style-name="P2"><text:span text:style-name="T3">(E)</text:span></text:p>
          </table:table-cell>
          <table:table-cell table:style-name="Tabela1.A2" office:value-type="string">
            <text:p text:style-name="P2"><text:span text:style-name="T3">c</text:span></text:p>
          </table:table-cell>
          <table:table-cell table:style-name="Tabela1.A2" office:value-type="string">
            <text:p text:style-name="P4"/>
          </table:table-cell>
          <table:table-cell table:style-name="Tabela1.J2" office:value-type="string">
            <text:p text:style-name="P4"/>
          </table:table-cell>
        </table:table-row>
      </table:table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17:50:21.323000000</meta:creation-date>
    <dc:date>2016-09-08T18:05:27.577000000</dc:date>
    <meta:editing-duration>PT14M37S</meta:editing-duration>
    <meta:editing-cycles>2</meta:editing-cycles>
    <meta:generator>LibreOffice/5.1.3.2$Windows_x86 LibreOffice_project/644e4637d1d8544fd9f56425bd6cec110e49301b</meta:generator>
    <meta:document-statistic meta:table-count="1" meta:image-count="0" meta:object-count="0" meta:page-count="1" meta:paragraph-count="59" meta:word-count="125" meta:character-count="310" meta:non-whitespace-character-count="232"/>
  </office:meta>
</office:document-meta>
</file>